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P4"/>
      <text:p text:style-name="P4"/>
      <text:p text:style-name="P4"/>
      <text:p text:style-name="Standard">%#include AL/adi/listAdiDecompteGlobal#%</text:p>
      <text:p text:style-name="Standard"/>
      <text:p text:style-name="Standard"/>
      <text:p text:style-name="Standard"/>
      <text:p text:style-name="P5">%=<text:span text:style-name="T1">remLineWhenBlank(texte_paragraphe_libre,-1)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Gauthier Montavon</dc:creator>
    <dc:date>2014-06-16T14:15:53.41</dc:date>
    <meta:editing-cycles>204</meta:editing-cycles>
    <meta:editing-duration>PT18H39S</meta:editing-duration>
    <meta:document-statistic meta:table-count="0" meta:image-count="0" meta:object-count="0" meta:page-count="1" meta:paragraph-count="7" meta:word-count="11" meta:character-count="203"/>
    <meta:user-defined meta:name="Info 1"/>
    <meta:user-defined meta:name="Info 2"/>
    <meta:user-defined meta:name="Info 3"/>
    <meta:user-defined meta:name="Info 4"/>
  </office:meta>
</office:document-meta>
</file>